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text>To reduce large weights caused by noise and thus improve the generalization of our models in linear regression, </mtext>
        </mtd>
      </mtr>
      <mtr>
        <mtd>
          <mtext> we modify our error / cost function to the following form:</mtext>
        </mtd>
      </mtr>
      <mtr>
        <mtd>
          <mrow/>
        </mtd>
      </mtr>
      <mtr>
        <mtd>
          <mrow>
            <msub>
              <mi>E</mi>
              <mi mathvariant="italic">Ridge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row>
              <mspace width="2em"/>
              <mo stretchy="false">+</mo>
              <mspace width="2em"/>
            </mrow>
            <mi mathvariant="normal">λ</mi>
            <msubsup>
              <mrow>
                <mo fence="true" stretchy="false">|</mo>
                <mrow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row>
                <mo fence="true" stretchy="false">|</mo>
              </mrow>
              <mn>2</mn>
              <mn>2</mn>
            </msubsup>
          </mrow>
        </mtd>
      </mtr>
      <mtr>
        <mtd>
          <mrow/>
        </mtd>
      </mtr>
      <mtr>
        <mtd>
          <mrow>
            <mspace width="2em"/>
            <mtext>where     </mtext>
            <msubsup>
              <mrow>
                <mo fence="true" stretchy="false">|</mo>
                <mrow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row>
                <mo fence="true" stretchy="false">|</mo>
              </mrow>
              <mn>2</mn>
              <mn>2</mn>
            </msubsup>
            <mrow>
              <mspace width="2em"/>
              <mo stretchy="false">=</mo>
              <mspace width="2em"/>
            </mrow>
            <msup>
              <mi>w</mi>
              <mi>T</mi>
            </msup>
            <mrow>
              <mi>w</mi>
              <mo stretchy="false">=</mo>
              <msubsup>
                <mi>w</mi>
                <mn>1</mn>
                <mn>2</mn>
              </msubsup>
            </mrow>
            <mrow>
              <mspace width="2em"/>
              <mo stretchy="false">+</mo>
              <mspace width="2em"/>
            </mrow>
            <msubsup>
              <mi>w</mi>
              <mn>2</mn>
              <mn>2</mn>
            </msubsup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sup>
              <mi>w</mi>
              <mi>D</mi>
              <mn>2</mn>
            </msubsup>
          </mrow>
        </mtd>
      </mtr>
      <mtr>
        <mtd>
          <mrow/>
        </mtd>
      </mtr>
      <mtr>
        <mtd>
          <mrow>
            <mtext>The reason this addition of </mtext>
            <mi mathvariant="normal">λ</mi>
            <msup>
              <mrow>
                <mo fence="true" stretchy="false">|</mo>
                <mrow>
                  <mi>w</mi>
                </mrow>
                <mo fence="true" stretchy="false">|</mo>
              </mrow>
              <mn>2</mn>
            </msup>
            <mtext> works is grounded in Bayesian statistics. </mtext>
          </mrow>
        </mtd>
      </mtr>
      <mtr>
        <mtd>
          <mrow/>
        </mtd>
      </mtr>
      <mtr>
        <mtd>
          <mtext>Let's expand these terms.</mtext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sup>
              <mrow>
                <mo fence="true" stretchy="true">(</mo>
                <mrow>
                  <mrow>
                    <mi>Y</mi>
                    <mrow>
                      <mspace width="2em"/>
                      <mo stretchy="false">−</mo>
                      <mspace width="2em"/>
                    </mrow>
                    <mi mathvariant="italic">Xw</mi>
                  </mrow>
                </mrow>
                <mo fence="true" stretchy="true">)</mo>
              </mrow>
              <mi>T</mi>
            </msup>
            <mrow>
              <mo fence="true" stretchy="true">(</mo>
              <mrow>
                <mrow>
                  <mi>Y</mi>
                  <mrow>
                    <mspace width="2em"/>
                    <mo stretchy="false">−</mo>
                    <mspace width="2em"/>
                  </mrow>
                  <mi mathvariant="italic">Xw</mi>
                </mrow>
              </mrow>
              <mo fence="true" stretchy="true">)</mo>
            </mrow>
            <mrow>
              <mspace width="2em"/>
              <mo stretchy="false">+</mo>
              <mspace width="2em"/>
            </mrow>
            <mi mathvariant="normal">λ</mi>
            <msup>
              <mi>w</mi>
              <mi>T</mi>
            </msup>
            <mi>w</mi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sup>
              <mi>Y</mi>
              <mi>T</mi>
            </msup>
            <mi>Y</mi>
            <mrow>
              <mspace width="2em"/>
              <mo stretchy="false">−</mo>
              <mspace width="2em"/>
            </mrow>
            <mn>2</mn>
            <msup>
              <mi>Y</mi>
              <mi>T</mi>
            </msup>
            <mi>X</mi>
            <mi>w</mi>
            <mrow>
              <mspace width="2em"/>
              <mo stretchy="false">+</mo>
              <mspace width="2em"/>
            </mrow>
            <msup>
              <mi>w</mi>
              <mi>T</mi>
            </msup>
            <msup>
              <mi>X</mi>
              <mi>T</mi>
            </msup>
            <mi>X</mi>
            <mi>w</mi>
            <mrow>
              <mspace width="2em"/>
              <mo stretchy="false">+</mo>
              <mspace width="2em"/>
            </mrow>
            <mi mathvariant="normal">λ</mi>
            <msup>
              <mi>w</mi>
              <mi>T</mi>
            </msup>
            <mi>w</mi>
          </mrow>
        </mtd>
      </mtr>
      <mtr>
        <mtd>
          <mrow/>
        </mtd>
      </mtr>
      <mtr>
        <mtd>
          <mtext>Like before, we want to minimize this cost / error function with respect to w.</mtext>
        </mtd>
      </mtr>
      <mtr>
        <mtd>
          <mrow/>
        </mtd>
      </mtr>
      <mtr>
        <mtd>
          <mrow>
            <mfrac>
              <mrow>
                <mo stretchy="false">∂</mo>
                <mi>J</mi>
              </mrow>
              <mrow>
                <mo stretchy="false">∂</mo>
                <mi>w</mi>
              </mrow>
            </mfrac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  <msup>
              <mi>Y</mi>
              <mi>T</mi>
            </msup>
            <mi>X</mi>
            <mrow>
              <mspace width="2em"/>
              <mo stretchy="false">+</mo>
              <mspace width="2em"/>
            </mrow>
            <mn>2</mn>
            <msup>
              <mi>X</mi>
              <mi>T</mi>
            </msup>
            <mi>X</mi>
            <mi>w</mi>
            <mrow>
              <mspace width="2em"/>
              <mo stretchy="false">+</mo>
              <mspace width="2em"/>
            </mrow>
            <mn>2</mn>
            <mi mathvariant="normal">λ</mi>
            <mi>w</mi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  <msup>
              <mi>X</mi>
              <mi>T</mi>
            </msup>
            <mi>Y</mi>
            <mrow>
              <mspace width="2em"/>
              <mo stretchy="false">+</mo>
              <mspace width="2em"/>
            </mrow>
            <mn>2</mn>
            <msup>
              <mi>X</mi>
              <mi>T</mi>
            </msup>
            <mi>X</mi>
            <mi>w</mi>
            <mrow>
              <mspace width="2em"/>
              <mo stretchy="false">+</mo>
              <mspace width="2em"/>
            </mrow>
            <mn>2</mn>
            <mi mathvariant="normal">λ</mi>
            <mi>w</mi>
          </mrow>
        </mtd>
      </mtr>
      <mtr>
        <mtd>
          <mrow/>
        </mtd>
      </mtr>
      <mtr>
        <mtd>
          <mtext>The switch in the first matrices product was made for mathematical convenience.</mtext>
        </mtd>
      </mtr>
      <mtr>
        <mtd>
          <mrow/>
        </mtd>
      </mtr>
      <mtr>
        <mtd>
          <mrow>
            <mrow>
              <mo fence="true" stretchy="true">(</mo>
              <mrow>
                <mrow>
                  <msup>
                    <mi>X</mi>
                    <mi>T</mi>
                  </msup>
                  <mi>X</mi>
                  <mrow>
                    <mspace width="2em"/>
                    <mo stretchy="false">+</mo>
                    <mspace width="2em"/>
                  </mrow>
                  <mi mathvariant="normal">λ</mi>
                  <mi>I</mi>
                </mrow>
              </mrow>
              <mo fence="true" stretchy="true">)</mo>
            </mrow>
            <mi>w</mi>
            <mrow>
              <mspace width="2em"/>
              <mo stretchy="false">=</mo>
              <mspace width="2em"/>
            </mrow>
            <msup>
              <mi>X</mi>
              <mi>T</mi>
            </msup>
            <mi>Y</mi>
          </mrow>
        </mtd>
      </mtr>
      <mtr>
        <mtd>
          <mrow/>
        </mtd>
      </mtr>
      <mtr>
        <mtd>
          <mrow>
            <mi>w</mi>
            <mrow>
              <mspace width="2em"/>
              <mo stretchy="false">=</mo>
              <mspace width="2em"/>
            </mrow>
            <msup>
              <mrow>
                <mo fence="true" stretchy="true">(</mo>
                <mrow>
                  <mrow>
                    <msup>
                      <mi>X</mi>
                      <mi>T</mi>
                    </msup>
                    <mi>X</mi>
                    <mrow>
                      <mspace width="2em"/>
                      <mo stretchy="false">+</mo>
                      <mspace width="2em"/>
                    </mrow>
                    <mi mathvariant="normal">λ</mi>
                    <mi>I</mi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sup>
              <mi>X</mi>
              <mi>T</mi>
            </msup>
            <mi>Y</mi>
          </mrow>
        </mtd>
      </mtr>
      <mtr>
        <mtd>
          <mrow/>
        </mtd>
      </mtr>
      <mtr>
        <mtd>
          <mtext>To eliminate weights with low correlation to zero and thus improve the generalization of our models </mtext>
        </mtd>
      </mtr>
      <mtr>
        <mtd>
          <mtext>in linear regression by not fitting to noise, we modify our error / cost function in a similar manner</mtext>
        </mtd>
      </mtr>
      <mtr>
        <mtd>
          <mtext>to the following form:</mtext>
        </mtd>
      </mtr>
      <mtr>
        <mtd>
          <mrow/>
        </mtd>
      </mtr>
      <mtr>
        <mtd>
          <mrow>
            <msub>
              <mi>E</mi>
              <mi mathvariant="italic">Lasso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row>
              <mspace width="2em"/>
              <mo stretchy="false">+</mo>
              <mspace width="2em"/>
            </mrow>
            <mi mathvariant="normal">λ</mi>
            <msub>
              <mrow>
                <mo fence="true" stretchy="false">|</mo>
                <mrow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row>
                <mo fence="true" stretchy="false">|</mo>
              </mrow>
              <mn>1</mn>
            </msub>
          </mrow>
        </mtd>
      </mtr>
      <mtr>
        <mtd>
          <mrow/>
        </mtd>
      </mtr>
      <mtr>
        <mtd>
          <mrow>
            <mspace width="2em"/>
            <mtext>where     </mtext>
            <msub>
              <mrow>
                <mo fence="true" stretchy="false">|</mo>
                <mrow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row>
                <mo fence="true" stretchy="false">|</mo>
              </mrow>
              <mn>1</mn>
            </msub>
            <mrow>
              <mspace width="2em"/>
              <mo stretchy="false">=</mo>
              <mspace width="2em"/>
            </mrow>
            <msub>
              <mi>w</mi>
              <mn>1</mn>
            </msub>
            <mrow>
              <mspace width="2em"/>
              <mo stretchy="false">+</mo>
              <mspace width="2em"/>
            </mrow>
            <msub>
              <mi>w</mi>
              <mn>2</mn>
            </msub>
            <mrow>
              <mspace width="2em"/>
              <mo stretchy="false">+</mo>
              <mspace width="2em"/>
            </mrow>
            <mo stretchy="false">⋯</mo>
            <mrow>
              <mspace width="2em"/>
              <mo stretchy="false">+</mo>
              <mspace width="2em"/>
            </mrow>
            <msub>
              <mi>w</mi>
              <mi>D</mi>
            </msub>
          </mrow>
        </mtd>
      </mtr>
      <mtr>
        <mtd>
          <mrow/>
        </mtd>
      </mtr>
      <mtr>
        <mtd>
          <mrow>
            <mfrac>
              <mrow>
                <mo stretchy="false">∂</mo>
                <mi>J</mi>
              </mrow>
              <mrow>
                <mo stretchy="false">∂</mo>
                <mi>w</mi>
              </mrow>
            </mfrac>
            <mrow>
              <mspace width="2em"/>
              <mo stretchy="false">=</mo>
              <mspace width="2em"/>
            </mrow>
            <mn>0</mn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  <msup>
              <mi>X</mi>
              <mi>T</mi>
            </msup>
            <mi>Y</mi>
            <mrow>
              <mspace width="2em"/>
              <mo stretchy="false">+</mo>
              <mspace width="2em"/>
            </mrow>
            <mn>2</mn>
            <msup>
              <mi>X</mi>
              <mi>T</mi>
            </msup>
            <mi>X</mi>
            <mi>w</mi>
            <mrow>
              <mspace width="2em"/>
              <mo stretchy="false">+</mo>
              <mspace width="2em"/>
            </mrow>
            <mi mathvariant="normal">λ</mi>
            <mi mathvariant="italic">sign</mi>
            <mrow>
              <mo fence="true" stretchy="false">(</mo>
              <mrow>
                <mrow>
                  <mo fence="true" stretchy="false">|</mo>
                  <mrow>
                    <mi>w</mi>
                  </mrow>
                  <mo fence="true" stretchy="false">|</mo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However, for the function </mtext>
            <mi mathvariant="italic">sign</mi>
            <mrow>
              <mo fence="true" stretchy="false">(</mo>
              <mrow>
                <mi>x</mi>
              </mrow>
              <mo fence="true" stretchy="false">)</mo>
            </mrow>
            <mtext>,</mtext>
          </mrow>
        </mtd>
      </mtr>
      <mtr>
        <mtd>
          <mrow/>
        </mtd>
      </mtr>
      <mtr>
        <mtd>
          <mrow>
            <mi mathvariant="italic">if</mi>
            <mspace width="2em"/>
            <mi>x</mi>
            <mrow>
              <mspace width="2em"/>
              <mo stretchy="false">&gt;</mo>
              <mspace width="2em"/>
            </mrow>
            <mn>0</mn>
            <mspace width="4em"/>
            <mi mathvariant="italic">sign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space width="2em"/>
            </mrow>
            <mn>1</mn>
          </mrow>
        </mtd>
      </mtr>
      <mtr>
        <mtd>
          <mrow/>
        </mtd>
      </mtr>
      <mtr>
        <mtd>
          <mrow>
            <mi mathvariant="italic">if</mi>
            <mspace width="2em"/>
            <mi>x</mi>
            <mrow>
              <mspace width="2em"/>
              <mo stretchy="false">&lt;</mo>
              <mspace width="2em"/>
            </mrow>
            <mn>0,</mn>
            <mspace width="2em"/>
            <mi mathvariant="italic">sign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row>
                <mspace width="2em"/>
                <mo stretchy="false">−</mo>
                <mn>1</mn>
              </mrow>
            </mrow>
          </mrow>
        </mtd>
      </mtr>
      <mtr>
        <mtd>
          <mrow/>
        </mtd>
      </mtr>
      <mtr>
        <mtd>
          <mrow>
            <mi mathvariant="italic">if</mi>
            <mspace width="2em"/>
            <mi>x</mi>
            <mrow>
              <mspace width="2em"/>
              <mo stretchy="false">=</mo>
              <mspace width="2em"/>
            </mrow>
            <mn>0,</mn>
            <mspace width="2em"/>
            <mi mathvariant="italic">sign</mi>
            <mrow>
              <mo fence="true" stretchy="false">(</mo>
              <mrow>
                <mi>x</mi>
              </mrow>
              <mo fence="true" stretchy="false">)</mo>
            </mrow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text>Therefore, there is no closed form solution for </mtext>
            <mfrac>
              <mrow>
                <mo stretchy="false">∂</mo>
                <mi>J</mi>
              </mrow>
              <mrow>
                <mo stretchy="false">∂</mo>
                <mi>w</mi>
              </mrow>
            </mfrac>
            <mtext>, so we must use gradient descent to solve for w.</mtext>
          </mrow>
        </mtd>
      </mtr>
      <mtr>
        <mtd>
          <mrow/>
        </mtd>
      </mtr>
      <mtr>
        <mtd>
          <mrow>
            <mtext>Both of these methods reduce overfitting by reducing the effects of noise. </mtext>
            <mtext>Elastinet is simply </mtext>
          </mrow>
        </mtd>
      </mtr>
      <mtr>
        <mtd>
          <mtext>the combination of these two methods in the cost function.</mtext>
        </mtd>
      </mtr>
      <mtr>
        <mtd>
          <mrow/>
        </mtd>
      </mtr>
    </mtable>
    <annotation encoding="StarMath 5.0">newline newline

"To reduce large weights caused by noise and thus improve the generalization of our models in linear regression, " newline
" we modify our error / cost function to the following form:"
newline newline

E sub{Ridge}	~=~ sum from{i=1} to {N} (y sub{i} ~-~ hat{y sub{i}}) sup{2}
				~+~ %lambda lline lline w  rline rline sup{2} sub{2}
newline newline

~"where     " lline lline w  rline rline sup{2} sub{2}
	~=~ w sup{T} w = w sup{2} sub{1} ~+~ w sup{2} sub{2} ~+~ dotsaxis
	~+~ w sup{2} sub{D}
newline newline

"The reason this addition of " %lambda lline w  rline sup{2} " works is grounded in Bayesian statistics. "
newline newline

"Let's expand these terms."
newline newline

E ~=~ left ( Y ~-~ Xw right ) sup{T} left ( Y ~-~ Xw right ) ~+~ %lambda w sup{T} w
newline newline

E ~=~ Y sup{T} Y ~-~ 2 Y sup{T} X w ~+~ w sup{T} X sup{T} X w ~+~ %lambda w sup{T} w
newline newline

"Like before, we want to minimize this cost / error function with respect to w."
newline newline

{ partial{J} } over { partial{w} } 	~=~ 0 newline newline
	0	~=~		-2 Y sup{T} X ~+~ 2 X sup{T} X w ~+~ 2 %lambda w newline newline
	0	~=~		-2 X sup{T} Y ~+~ 2 X sup{T} X w ~+~ 2 %lambda w newline newline


"The switch in the first matrices product was made for mathematical convenience."
newline newline

left ( X sup{T} X ~+~ %lambda I right) w 	~=~		X sup{T} Y
newline newline

w 	~=~		left ( X sup{T} X ~+~ %lambda I right) sup{-1} X sup{T} Y
newline newline

"To eliminate weights with low correlation to zero and thus improve the generalization of our models " newline 
"in linear regression by not fitting to noise, we modify our error / cost function in a similar manner" newline 
"to the following form:"
newline newline

E sub{Lasso}	~=~ sum from{i=1} to {N} (y sub{i} ~-~ hat{y sub{i}}) sup{2}
				~+~ %lambda lline lline w  rline rline sub{1}
newline newline

~"where     " lline lline w  rline rline sub{1} 
	~=~ w sub{1} ~+~ w sub{2} ~+~ dotsaxis 	~+~ w sub{D}
newline newline

{ partial{J} } over { partial{w} } 	~=~
0	~=~		-2 X sup{T} Y ~+~ 2 X sup{T} X w ~+~ %lambda sign(lline w rline)
newline newline

"However, for the function " sign(x) ","
newline newline

if~ x ~&gt;~ 0 ~ ~sign(x) ~=~ 1
newline newline

if~ x ~&lt;~ 0, ~sign(x) ~=~ -1
newline newline

if~ x ~=~ 0, ~sign(x) ~=~ 0
newline newline

"Therefore, there is no closed form solution for " 
{ partial{J} } over { partial{w} } 	
", so we must use gradient descent to solve for w."
newline newline

"Both of these methods reduce overfitting by reducing the effects of noise. "
"Elastinet is simply " newline 
"the combination of these two methods in the cost function."
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7:45:15.476849958</meta:creation-date>
    <dc:date>2019-06-13T13:32:37.017286333</dc:date>
    <meta:editing-duration>PT16H29M58S</meta:editing-duration>
    <meta:editing-cycles>15</meta:editing-cycles>
    <meta:generator>LibreOffice/5.1.6.2$Linux_X86_64 LibreOffice_project/10m0$Build-2</meta:generator>
  </office:meta>
</office:document-meta>
</file>